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name="T26" style:parent-style-name="Standardnípísmoodstavce" style:family="text">
      <style:text-properties style:font-size-complex="10pt"/>
    </style:style>
    <style:style style:name="T27" style:parent-style-name="Počítačovýkód" style:family="text">
      <style:text-properties style:font-name="Calibri" style:font-name-complex="F" fo:font-size="16pt" style:font-size-asian="16pt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T30" style:parent-style-name="Standardnípísmoodstavce" style:family="text">
      <style:text-properties style:font-size-complex="10pt"/>
    </style:style>
    <style:style style:name="P31" style:parent-style-name="Odstavecseseznamem" style:family="paragraph">
      <style:paragraph-properties fo:text-align="justify"/>
    </style:style>
    <style:style style:name="T32" style:parent-style-name="Standardnípísmoodstavce" style:family="text">
      <style:text-properties style:font-size-complex="10pt"/>
    </style:style>
    <style:style style:name="P33" style:parent-style-name="Odstavecseseznamem" style:family="paragraph">
      <style:paragraph-properties fo:text-align="justify"/>
    </style:style>
    <style:style style:name="T34" style:parent-style-name="Standardnípísmoodstavce" style:family="text">
      <style:text-properties style:font-size-complex="10pt"/>
    </style:style>
    <style:style style:name="P35" style:parent-style-name="Odstavecseseznamem" style:family="paragraph">
      <style:paragraph-properties fo:text-align="justify"/>
    </style:style>
    <style:style style:name="T36" style:parent-style-name="Standardnípísmoodstavce" style:family="text">
      <style:text-properties style:font-size-complex="10pt"/>
    </style:style>
    <style:style style:name="P37" style:parent-style-name="Odstavecseseznamem" style:family="paragraph">
      <style:paragraph-properties fo:text-align="justify"/>
    </style:style>
    <style:style style:name="T38" style:parent-style-name="Standardnípísmoodstavce" style:family="text">
      <style:text-properties style:font-size-complex="10pt"/>
    </style:style>
    <style:style style:name="P39" style:parent-style-name="Odstavecseseznamem" style:family="paragraph">
      <style:paragraph-properties fo:text-align="justify"/>
    </style:style>
    <style:style style:name="T40" style:parent-style-name="Standardnípísmoodstavce" style:family="text">
      <style:text-properties style:font-size-complex="10pt"/>
    </style:style>
    <style:style style:name="P41" style:parent-style-name="Odstavecseseznamem" style:family="paragraph">
      <style:paragraph-properties fo:text-align="justify"/>
    </style:style>
    <style:style style:name="T42" style:parent-style-name="Standardnípísmoodstavce" style:family="text">
      <style:text-properties style:font-size-complex="10pt"/>
    </style:style>
    <style:style style:name="T43" style:parent-style-name="Standardnípísmoodstavce" style:family="text">
      <style:text-properties style:font-size-complex="10pt"/>
    </style:style>
    <style:style style:name="T44" style:parent-style-name="Standardnípísmoodstavce" style:family="text">
      <style:text-properties style:font-name="Segoe UI Emoji" style:font-name-asian="Segoe UI Emoji" style:font-name-complex="Segoe UI Emoji" style:font-size-complex="10pt"/>
    </style:style>
  </office:automatic-styles>
  <office:body>
    <office:text text:use-soft-page-breaks="true">
      <text:h text:style-name="P1" text:outline-level="1">Styl „Nadpis1“ pro kapitoly</text:h>
      <text:h text:style-name="Nadpis2" text:outline-level="2">Styl „Nadpis2“ pro podkapitoly, kdyby je někdo náhodou potřeboval</text:h>
      <text:p text:style-name="Standard"><text:span text:style-name="T26">Styl „Normální“ pro běžný odstavcový text</text:span></text:p>
      <text:p text:style-name="Standard"><text:span text:style-name="Počítačovýkód">Styl „Počítačový kód“ pro mimořádně zajímavé části kódu.</text:span></text:p>
      <text:h text:style-name="Nadpis1" text:outline-level="1"><text:span text:style-name="T27">Co psát do dokumentace?</text:span></text:h>
      <text:p text:style-name="P28">Představte si sebe v situaci, kdy jste obeznámeni se zadáním semestrální práce a najednou se vám do ruky dostane projekt vašeho kamaráda v nějaké fázi rozpracovanosti. Vaším úkolem je projekt dokončit, tj. navázat na to, co je již k dispozici. Co by vám vaši úlohu usnadnilo?</text:p>
      <text:p text:style-name="P29">Mít JavaDoc/Doxygen/apod. dokumentaci API je jistě užitečné, ale možná jste již zjistili, že se v takové dokumentaci snadno ztratíte, když nevíte, co přesně hledáte. Uveďme si příklad. Víte, že potřebujete upravit vykreslení grafů, ale v dokumentaci vidíte hned 15 tříd. Která z nich se asi tak stará o vykreslení grafů? Něco lze odhadnout z názvů tříd. Někdy vám nezbude nic jiného než si projít popis hned několika tříd. A někdy se řešení ani nedoberete jednoduše proto, že třída, která se o vykreslení grafů stará, je privátní / interní, takže se v dokumentaci API vůbec neobjeví. Pak zbývá jen zkusit si tipnout, jak by se mohla jmenovat metoda / třída, která se o vykreslení grafu stará (asi by mohla mít v názvu „graph“), a prohledat zdrojové kódy na výskyt tohoto jména. Dost pracné, co říkáte? Nebylo by super mít nějakou další pomocnou dokumentaci, která by vám pomohla s prvotní orientací v projektu? A právě k tomu slouží tato dokumentace.<text:s/></text:p>
      <text:p text:style-name="Standard"><text:span text:style-name="T30">Dokumentace by měla obsahovat:</text:span></text:p>
      <text:list text:style-name="WWNum3">
        <text:list-item text:start-value="0">
          <text:p text:style-name="P31"><text:span text:style-name="T32">stručný ale výstižný a přehledný popis implementovaného řešení (např. „hodnoty ABC za posledních 100 sekund se zobrazují spojnicovým grafem; graf se plynule překresluje, jak přicházejí nové hodnoty ABC“) včetně toho, jak je to na nejvyšší úrovni dekomponováno do tříd a balíčků (např. „řešení je postaveno na softwarovém vzoru MVVM, … nejdůležitějšími třídami ViewModel jsou XYZ, která se stará o veškerou interakci uživatele pro výběr dat pro zobrazení v grafech, … “)</text:span></text:p>
        </text:list-item>
        <text:list-item>
          <text:p text:style-name="P33"><text:span text:style-name="T34">popis zavedených opodstatněných omezení a zjednodušení (např. „je použito sekvenční vyhledávání prvku v poli, protože typická délka pole nepřesáhne 10 prvků; pokud by se v budoucnosti pracovalo s podstatně většími poli, lze zvážit použití binárního vyhledání“)</text:span></text:p>
        </text:list-item>
        <text:list-item>
          <text:p text:style-name="P35"><text:span text:style-name="T36">popis klíčových algoritmů za účelem objasnění chování, přičemž tento popis, často zapsán v nějakém pseudokódu, je na vyšší úrovni abstrakce, než je pak vlastní kód v programovacím jazyce. Rozhodně nekopírujte kusy kódy</text:span></text:p>
        </text:list-item>
        <text:list-item>
          <text:p text:style-name="P37"><text:span text:style-name="T38">popis vytvoření, instalace a spuštění aplikace, pokud toto není intuitivní, nebo apriori dáno</text:span></text:p>
        </text:list-item>
        <text:list-item>
          <text:p text:style-name="P39"><text:span text:style-name="T40">popis ovládání aplikace, pokud toto není intuitivní, nebo apriori dáno</text:span></text:p>
        </text:list-item>
        <text:list-item>
          <text:p text:style-name="P41"><text:span text:style-name="T42">stručný popis dosud neopravených nedostatků a popis možného rozšíření do budoucna</text:span></text:p>
        </text:list-item>
      </text:list>
      <text:p text:style-name="Standard">A rozhodně by měla obsahovat popis zvolených rozšířeních (a jak se projeví).</text:p>
      <text:p text:style-name="Standard"/>
      <text:p text:style-name="Standard"><text:span text:style-name="T43">Nezapomeňte rovněž vyplnit údaje v záhlaví! Celkový počet hodin = počet hodin soustředěné práce, tj. nezapočtou se do toho přestávky na oběd, večeři, vyřízení telefonu apod. Ale započte se do toho např. i pročtení tohoto dokumentu<text:s/></text:span><text:span text:style-name="T44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Cambria" style:font-name-asian="Cambria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Standard" style:next-style-name="Standard" style:default-outline-level="1">
      <style:paragraph-properties fo:keep-with-next="always" fo:keep-together="always" fo:margin-top="0.3333in"/>
      <style:text-properties style:font-name="Calibri" style:font-name-asian="F" fo:font-weight="bold" style:font-weight-asian="bold" style:font-weight-complex="bold" fo:color="#2E74B5" fo:font-size="16pt" style:font-size-asian="16pt" style:font-size-complex="16pt" fo:hyphenate="false"/>
    </style:style>
    <style:style style:name="Nadpis2" style:display-name="Nadpis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libri" style:font-name-asian="F" fo:font-weight="bold" style:font-weight-asian="bold" style:font-weight-complex="bold" fo:color="#5B9BD5" fo:font-size="13pt" style:font-size-asian="13pt" style:font-size-complex="13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paragraph-properties fo:widows="2" fo:orphans="2" fo:margin-bottom="0.0833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style:font-name-complex="Lohit Devanagari" fo:font-size="12pt" style:font-size-asian="12pt" fo:hyphenate="false"/>
    </style:style>
    <style:style style:name="Titulek" style:display-name="Titulek" style:family="paragraph" style:parent-style-name="Standard">
      <style:paragraph-properties text:number-lines="false" fo:margin-top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Záhlaví" style:display-name="Záhlaví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" style:display-name="Zápatí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Odstavecseseznamem" style:display-name="Odstavec se seznamem" style:family="paragraph" style:parent-style-name="Standard" style:list-style-name="WWNum1">
      <style:paragraph-properties style:contextual-spacing="true"/>
      <style:text-properties fo:hyphenate="false"/>
    </style:style>
    <style:style style:name="Textbubliny" style:display-name="Text bubliny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ZáhlavíChar" style:display-name="Záhlaví Char" style:family="text" style:parent-style-name="Standardnípísmoodstavce"/>
    <style:style style:name="ZápatíChar" style:display-name="Zápatí Char" style:family="text" style:parent-style-name="Standardnípísmoodstavce"/>
    <style:style style:name="Nadpis1Char" style:display-name="Nadpis 1 Char" style:family="text" style:parent-style-name="Standardnípísmoodstavce">
      <style:text-properties style:font-name="Calibri" style:font-name-asian="F" style:font-name-complex="F" fo:font-weight="bold" style:font-weight-asian="bold" style:font-weight-complex="bold" fo:color="#2E74B5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" style:font-name-asian="F" style:font-name-complex="F" fo:font-weight="bold" style:font-weight-asian="bold" style:font-weight-complex="bold" fo:color="#5B9BD5" fo:font-size="13pt" style:font-size-asian="13pt" style:font-size-complex="13pt"/>
    </style:style>
    <style:style style:name="Počítačovýkód" style:display-name="Počítačový kód" style:family="text" style:parent-style-name="Standardnípísmoodstavce">
      <style:text-properties style:font-name="Consolas" style:font-name-asian="Consolas" style:font-name-complex="Consolas" fo:font-size="10.5pt" style:font-size-asian="10.5pt"/>
    </style:style>
    <style:style style:name="TextbublinyChar" style:display-name="Text bubliny Char" style:family="text" style:parent-style-name="Standardnípísmoodstavce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Times New Roman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Times New Roman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Times New Roman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083in"/>
      </style:footer-style>
    </style:page-layout>
    <style:style style:name="TableColumn3" style:family="table-column">
      <style:table-column-properties style:column-width="1.552in" style:use-optimal-column-width="false"/>
    </style:style>
    <style:style style:name="TableColumn4" style:family="table-column">
      <style:table-column-properties style:column-width="4.4284in" style:use-optimal-column-width="false"/>
    </style:style>
    <style:style style:name="TableColumn5" style:family="table-column">
      <style:table-column-properties style:column-width="1.2805in" style:use-optimal-column-width="false"/>
    </style:style>
    <style:style style:name="Table2" style:family="table">
      <style:table-properties style:width="7.2611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Záhlaví" style:family="paragraph">
      <style:paragraph-properties fo:text-align="center"/>
    </style:style>
    <style:style style:name="T10" style:parent-style-name="Standardnípísmoodstavce" style:family="text">
      <style:text-properties fo:font-weight="bold" style:font-weight-asian="bold" fo:background-color="#FFFF00"/>
    </style:style>
    <style:style style:name="T11" style:parent-style-name="Standardnípísmoodstavce" style:family="text">
      <style:text-properties fo:font-weight="bold" style:font-weight-asian="bold"/>
    </style:style>
    <style:style style:name="T12" style:parent-style-name="Standardnípísmoodstavce" style:family="text">
      <style:text-properties fo:font-weight="bold" style:font-weight-asian="bold" fo:background-color="#FFFF00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Záhlaví" style:family="paragraph">
      <style:paragraph-properties fo:text-align="end"/>
    </style:style>
    <style:style style:name="T15" style:parent-style-name="Standardnípísmoodstavce" style:family="text">
      <style:text-properties fo:language="en" fo:country="US"/>
    </style:style>
    <number:date-style style:name="N16" number:language="en" number:country="US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style:style style:name="TableRow17" style:family="table-row">
      <style:table-row-properties style:min-row-height="0.2118in" style:use-optimal-row-height="false"/>
    </style:style>
    <style:style style:name="TableCell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19" style:parent-style-name="Standardnípísmoodstavce" style:family="text">
      <style:text-properties fo:background-color="#FFFF00"/>
    </style:style>
    <style:style style:name="TableCell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" style:parent-style-name="Záhlaví" style:family="paragraph">
      <style:paragraph-properties fo:text-align="center"/>
    </style:style>
    <style:style style:name="T22" style:parent-style-name="Standardnípísmoodstavce" style:family="text">
      <style:text-properties fo:font-weight="bold" style:font-weight-asian="bold"/>
    </style:style>
    <style:style style:name="T23" style:parent-style-name="Standardnípísmoodstavce" style:family="text">
      <style:text-properties fo:font-weight="bold" style:font-weight-asian="bold" fo:background-color="#FFFF00"/>
    </style:style>
    <style:style style:name="TableCell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5" style:parent-style-name="Záhlaví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Záhlaví">KIV/UPG 2024/2025</text:p>
            </table:table-cell>
            <table:table-cell table:style-name="TableCell8">
              <text:p text:style-name="P9"><text:span text:style-name="T10">Příjmení jméno</text:span><text:span text:style-name="T11"><text:s/>–<text:s/></text:span><text:span text:style-name="T12">osobní číslo</text:span></text:p>
            </table:table-cell>
            <table:table-cell table:style-name="TableCell13">
              <text:p text:style-name="P14"><text:span text:style-name="T15"><text:date style:data-style-name="N16">24. September 2024</text:date></text:span></text:p>
            </table:table-cell>
          </table:table-row>
          <table:table-row table:style-name="TableRow17">
            <table:table-cell table:style-name="TableCell18">
              <text:p text:style-name="Záhlaví"><text:span text:style-name="T19">1.</text:span><text:s/>odevzdání</text:p>
            </table:table-cell>
            <table:table-cell table:style-name="TableCell20">
              <text:p text:style-name="P21"><text:span text:style-name="T22">Celkový počet hodin strávený na řešení SP dosud:<text:s/></text:span><text:span text:style-name="T23">2</text:span></text:p>
            </table:table-cell>
            <table:table-cell table:style-name="TableCell24">
              <text:p text:style-name="P25">strana<text:s/><text:page-number text:fixed="false">1</text:page-number></text:p>
            </table:table-cell>
          </table:table-row>
        </table:table>
        <text:p text:style-name="Záhlaví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Josef Kohout</meta:initial-creator>
    <dc:creator>Josef Kohout</dc:creator>
    <meta:creation-date>2018-02-14T08:08:00Z</meta:creation-date>
    <dc:date>2024-09-24T13:06:00Z</dc:date>
    <meta:template xlink:href="Normal" xlink:type="simple"/>
    <meta:editing-cycles>12</meta:editing-cycles>
    <meta:editing-duration>PT16920S</meta:editing-duration>
    <meta:user-defined meta:name="AppVersion">16.0000</meta:user-defined>
    <meta:user-defined meta:name="Company">NTIS-FAV-ZCU</meta:user-defined>
    <meta:document-statistic meta:page-count="1" meta:paragraph-count="5" meta:word-count="432" meta:character-count="2980" meta:row-count="21" meta:non-whitespace-character-count="2553"/>
  </office:meta>
</office:document-meta>
</file>